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666in" fo:line-height="100%"/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P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" style:parent-style-name="Normal" style:family="paragraph">
      <style:paragraph-properties fo:margin-bottom="0.1666in" fo:line-height="100%"/>
    </style:style>
    <style:style style:name="T4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5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6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8" style:parent-style-name="Normal" style:family="paragraph">
      <style:paragraph-properties fo:margin-bottom="0.1666in" fo:line-height="100%"/>
    </style:style>
    <style:style style:name="T9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10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11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12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1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14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1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16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1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18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0" style:parent-style-name="Normal" style:family="paragraph">
      <style:paragraph-properties fo:margin-bottom="0.1666in" fo:line-height="100%"/>
    </style:style>
    <style:style style:name="T21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22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2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5" style:parent-style-name="Normal" style:family="paragraph">
      <style:paragraph-properties fo:margin-bottom="0.1666in" fo:line-height="100%"/>
    </style:style>
    <style:style style:name="T26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2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8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0" style:parent-style-name="Normal" style:family="paragraph">
      <style:paragraph-properties fo:margin-bottom="0in" fo:line-height="100%"/>
    </style:style>
    <style:style style:name="T31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32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33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34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3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36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37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background-color="#FFFF00" fo:language="en" fo:country="US" style:language-asian="es" style:country-asian="ES"/>
    </style:style>
    <style:style style:name="T38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background-color="#FFFF00" fo:language="en" fo:country="US" style:language-asian="es" style:country-asian="ES"/>
    </style:style>
    <style:style style:name="T39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background-color="#FFFF00" fo:language="en" fo:country="US" style:language-asian="es" style:country-asian="ES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P41" style:parent-style-name="Normal" style:family="paragraph">
      <style:paragraph-properties fo:margin-bottom="0in" fo:line-height="100%"/>
      <style:text-properties style:font-name="Helvetica" style:font-name-asian="Times New Roman" style:font-name-complex="Helvetica" fo:font-size="10.5pt" style:font-size-asian="10.5pt" style:font-size-complex="10.5pt" fo:background-color="#FFFF00" fo:language="en" fo:country="US" style:language-asian="es" style:country-asian="ES"/>
    </style:style>
    <style:style style:name="P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P43" style:parent-style-name="Normal" style:family="paragraph">
      <style:paragraph-properties fo:margin-bottom="0in" fo:line-height="100%"/>
    </style:style>
    <style:style style:name="T44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background-color="#FFFF00" fo:language="en" fo:country="US" style:language-asian="es" style:country-asian="ES"/>
    </style:style>
    <style:style style:name="T45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background-color="#FFFF00" fo:language="en" fo:country="US" style:language-asian="es" style:country-asian="ES"/>
    </style:style>
    <style:style style:name="T46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background-color="#FFFF00" fo:language="en" fo:country="US" style:language-asian="es" style:country-asian="ES"/>
    </style:style>
    <style:style style:name="T47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48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49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50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5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5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5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54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5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5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5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6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6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6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6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6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6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6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6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6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6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7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7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7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7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7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7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7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7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78" style:parent-style-name="Normal" style:family="paragraph">
      <style:paragraph-properties fo:margin-bottom="0in" fo:line-height="100%"/>
    </style:style>
    <style:style style:name="T79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80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8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8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8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84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8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86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8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88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9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9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9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9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9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9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9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9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9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0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0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0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0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0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0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0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0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0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0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1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1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1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1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1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1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P116" style:parent-style-name="Normal" style:family="paragraph">
      <style:paragraph-properties fo:margin-bottom="0in" fo:line-height="100%"/>
    </style:style>
    <style:style style:name="T117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118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119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120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12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12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color="#0066CC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12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P12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fo:language="en" fo:country="US" style:language-asian="es" style:country-asian="ES"/>
    </style:style>
    <style:style style:name="P12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fo:language="en" fo:country="US" style:language-asian="es" style:country-asian="ES"/>
    </style:style>
    <style:style style:name="P12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fo:language="en" fo:country="US" style:language-asian="es" style:country-asian="ES"/>
    </style:style>
    <style:style style:name="P127" style:parent-style-name="Normal" style:family="paragraph">
      <style:paragraph-properties fo:margin-bottom="0in" fo:line-height="100%"/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P1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29" style:parent-style-name="Normal" style:family="paragraph">
      <style:paragraph-properties fo:margin-bottom="0in" fo:line-height="100%"/>
    </style:style>
    <style:style style:name="T130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13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3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3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34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3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36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3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38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39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40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4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4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4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P1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P145" style:parent-style-name="Normal" style:family="paragraph">
      <style:paragraph-properties fo:margin-bottom="0in" fo:line-height="100%"/>
      <style:text-properties style:font-name="Helvetica" style:font-name-asian="Times New Roman" style:font-name-complex="Helvetica" fo:font-size="10.5pt" style:font-size-asian="10.5pt" style:font-size-complex="10.5pt" fo:background-color="#FFFF00" fo:language="en" fo:country="US" style:language-asian="es" style:country-asian="ES"/>
    </style:style>
    <style:style style:name="P1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4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4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5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5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5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5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5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5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5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5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5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P159" style:parent-style-name="Normal" style:family="paragraph">
      <style:paragraph-properties fo:margin-bottom="0in" fo:line-height="100%"/>
    </style:style>
    <style:style style:name="T160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16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6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6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64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6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66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6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68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69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70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7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7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7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174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P1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P176" style:parent-style-name="Normal" style:family="paragraph">
      <style:paragraph-properties fo:margin-bottom="0in" fo:line-height="100%"/>
      <style:text-properties style:font-name="Helvetica" style:font-name-asian="Times New Roman" style:font-name-complex="Helvetica" fo:font-size="10.5pt" style:font-size-asian="10.5pt" style:font-size-complex="10.5pt" fo:background-color="#FFFF00" fo:language="en" fo:country="US" style:language-asian="es" style:country-asian="ES"/>
    </style:style>
    <style:style style:name="P1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7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18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P181" style:parent-style-name="Normal" style:family="paragraph">
      <style:paragraph-properties fo:margin-bottom="0in" fo:line-height="100%"/>
    </style:style>
    <style:style style:name="T182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18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184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color="#0066CC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es" style:country-asian="ES"/>
    </style:style>
    <style:style style:name="T18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186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18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188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189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190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19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1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93" style:parent-style-name="Normal" style:family="paragraph">
      <style:paragraph-properties fo:margin-bottom="0in" fo:line-height="100%"/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P1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95" style:parent-style-name="Normal" style:family="paragraph">
      <style:paragraph-properties fo:margin-bottom="0in" fo:line-height="100%"/>
    </style:style>
    <style:style style:name="T196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19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1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99" style:parent-style-name="Normal" style:family="paragraph">
      <style:paragraph-properties fo:margin-bottom="0in" fo:line-height="100%"/>
    </style:style>
    <style:style style:name="T200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20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2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03" style:parent-style-name="Normal" style:family="paragraph">
      <style:paragraph-properties fo:margin-bottom="0in" fo:line-height="100%"/>
    </style:style>
    <style:style style:name="T204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20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2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07" style:parent-style-name="Normal" style:family="paragraph">
      <style:paragraph-properties fo:margin-bottom="0in" fo:line-height="100%"/>
    </style:style>
    <style:style style:name="T208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209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2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11" style:parent-style-name="Normal" style:family="paragraph">
      <style:paragraph-properties fo:margin-bottom="0in" fo:line-height="100%"/>
    </style:style>
    <style:style style:name="T212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21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2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15" style:parent-style-name="Normal" style:family="paragraph">
      <style:paragraph-properties fo:margin-bottom="0in" fo:line-height="100%"/>
    </style:style>
    <style:style style:name="T216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21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P2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P219" style:parent-style-name="Normal" style:family="paragraph">
      <style:paragraph-properties fo:margin-bottom="0in" fo:line-height="100%"/>
      <style:text-properties style:font-name="Helvetica" style:font-name-asian="Times New Roman" style:font-name-complex="Helvetica" fo:font-size="10.5pt" style:font-size-asian="10.5pt" style:font-size-complex="10.5pt" fo:background-color="#FFFF00" fo:language="en" fo:country="US" style:language-asian="es" style:country-asian="ES"/>
    </style:style>
    <style:style style:name="P2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P222" style:parent-style-name="Normal" style:family="paragraph">
      <style:paragraph-properties fo:margin-bottom="0in" fo:line-height="100%"/>
    </style:style>
    <style:style style:name="T223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224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2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26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2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28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29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30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3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3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3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color="#0066CC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es" style:country-asian="ES"/>
    </style:style>
    <style:style style:name="T234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3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36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3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38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2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40" style:parent-style-name="Normal" style:family="paragraph">
      <style:paragraph-properties fo:margin-bottom="0.1666in" fo:line-height="100%"/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P2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42" style:parent-style-name="Normal" style:family="paragraph">
      <style:paragraph-properties fo:margin-bottom="0in" fo:line-height="100%"/>
    </style:style>
    <style:style style:name="T243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244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4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46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4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48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49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50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5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5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5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54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5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56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5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58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59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60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6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6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6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64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6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66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26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2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69" style:parent-style-name="Normal" style:family="paragraph">
      <style:paragraph-properties fo:margin-bottom="0in" fo:line-height="100%"/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P2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71" style:parent-style-name="Normal" style:family="paragraph">
      <style:paragraph-properties fo:margin-bottom="0in" fo:line-height="100%"/>
    </style:style>
    <style:style style:name="T272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27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2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75" style:parent-style-name="Normal" style:family="paragraph">
      <style:paragraph-properties fo:margin-bottom="0in" fo:line-height="100%"/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P2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77" style:parent-style-name="Normal" style:family="paragraph">
      <style:paragraph-properties fo:margin-bottom="0in" fo:line-height="100%"/>
    </style:style>
    <style:style style:name="T278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279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280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28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28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28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284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28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286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28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288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289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290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29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29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29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P2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P295" style:parent-style-name="Normal" style:family="paragraph">
      <style:paragraph-properties fo:margin-bottom="0in" fo:line-height="100%"/>
      <style:text-properties style:font-name="Helvetica" style:font-name-asian="Times New Roman" style:font-name-complex="Helvetica" fo:font-size="10.5pt" style:font-size-asian="10.5pt" style:font-size-complex="10.5pt" fo:background-color="#FFFF00" fo:language="en" fo:country="US" style:language-asian="es" style:country-asian="ES"/>
    </style:style>
    <style:style style:name="P2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29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29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0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0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0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0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0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0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0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0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0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0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1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1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1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1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1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1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1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1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1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P319" style:parent-style-name="Normal" style:family="paragraph">
      <style:paragraph-properties fo:margin-bottom="0in" fo:line-height="100%"/>
    </style:style>
    <style:style style:name="T320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32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2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2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24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2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26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3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28" style:parent-style-name="Normal" style:family="paragraph">
      <style:paragraph-properties fo:margin-bottom="0in" fo:line-height="100%"/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P3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30" style:parent-style-name="Normal" style:family="paragraph">
      <style:paragraph-properties fo:margin-bottom="0.1666in" fo:line-height="100%"/>
    </style:style>
    <style:style style:name="T331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33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T33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background-color="#FFFF00" fo:language="en" fo:country="US" style:language-asian="es" style:country-asian="ES"/>
    </style:style>
    <style:style style:name="P3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P335" style:parent-style-name="Normal" style:family="paragraph">
      <style:paragraph-properties fo:margin-bottom="0in" fo:line-height="100%"/>
      <style:text-properties style:font-name="Helvetica" style:font-name-asian="Times New Roman" style:font-name-complex="Helvetica" fo:font-size="10.5pt" style:font-size-asian="10.5pt" style:font-size-complex="10.5pt" fo:background-color="#FFFF00" fo:language="en" fo:country="US" style:language-asian="es" style:country-asian="ES"/>
    </style:style>
    <style:style style:name="P3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3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T33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es" style:country-asian="ES"/>
    </style:style>
    <style:style style:name="P340" style:parent-style-name="Normal" style:family="paragraph">
      <style:paragraph-properties fo:margin-bottom="0.1666in" fo:line-height="100%"/>
    </style:style>
    <style:style style:name="T341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34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4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3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45" style:parent-style-name="Normal" style:family="paragraph">
      <style:paragraph-properties fo:margin-bottom="0in" fo:line-height="100%"/>
    </style:style>
    <style:style style:name="T346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34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48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49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50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5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5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53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54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3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56" style:parent-style-name="Normal" style:family="paragraph">
      <style:paragraph-properties fo:margin-bottom="0in" fo:line-height="100%"/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P3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58" style:parent-style-name="Normal" style:family="paragraph">
      <style:paragraph-properties fo:margin-bottom="0in" fo:line-height="100%"/>
    </style:style>
    <style:style style:name="T359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360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361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6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3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64" style:parent-style-name="Normal" style:family="paragraph">
      <style:paragraph-properties fo:margin-bottom="0in" fo:line-height="100%"/>
    </style:style>
    <style:style style:name="T365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366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6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68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369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P3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71" style:parent-style-name="Normal" style:family="paragraph">
      <style:text-properties fo:language="en" fo:country="US"/>
    </style:style>
  </office:automatic-styles>
  <office:body>
    <office:text text:use-soft-page-breaks="true">
      <text:p text:style-name="P1">RHCSA EXAM Questions &amp; Answers<text:line-break/>**********************************************<text:line-break/><text:line-break/>RHCSA-VM configuration:<text:line-break/><text:line-break/>*you have been provided a virtual box named as serverX.example.com (hint:where X<text:s/>is your domain number)<text:line-break/>* password for both virtual machine should be "Postroll"<text:line-break/>*serverX.example.com provided with ip=172.25.X.11/255.255.255.0<text:line-break/>*serverX.example.com are provided with gateway 172.25.254.254 &amp; example.com dns domain with the IP: 172.25.254.254<text:line-break/><text:line-break/>*NOTE: I have Foundation Machine# 9, so I am using 172.25.9.11</text:p>
      <text:p text:style-name="P2">nmcli connection add con-name eth0 ifname eth0 type ethernet ip4 172.25.9.11/24 gw4 172.25.254.254<text:line-break/>nmcli connection modify eth0 ipv4.dns 172.25.254.254<text:line-break/>nmcli connection modify eth0 ipv4.method manual<text:line-break/>nmcli connection modify eth0 connection.autoconnect true<text:line-break/>nmcli connection down eth0<text:line-break/>nmcli connection up eth0</text:p>
      <text:p text:style-name="P3"><text:span text:style-name="T4">----------------------------</text:span><text:span text:style-name="T5"><text:line-break/></text:span><text:span text:style-name="T6">* Set the Hostname</text:span></text:p>
      <text:p text:style-name="P7">hostnamectl set-hostname server9.example.com</text:p>
      <text:p text:style-name="P8"><text:span text:style-name="T9"><text:line-break/></text:span><text:span text:style-name="T10">Before starting exam.</text:span><text:span text:style-name="T11"><text:line-break/></text:span><text:span text:style-name="T12"><text:line-break/></text:span><text:span text:style-name="T13">--&gt; ping server-vm</text:span><text:span text:style-name="T14"><text:s/>ip , desktop-vm ip and classroom.example.com</text:span><text:span text:style-name="T15"><text:line-break/></text:span><text:span text:style-name="T16">--&gt; from server-vm ping base machine and server.</text:span><text:span text:style-name="T17"><text:line-break/></text:span><text:span text:style-name="T18">--&gt; check hostname and IP address of server-vm and desktop-vm</text:span></text:p>
      <text:p text:style-name="P19">ping 172.25.9.11<text:line-break/>ping 172.25.9.10<text:line-break/>ping 172.25.254.254<text:line-break/>ping 172.25.254.9 ----&gt; Your base Machine<text:line-break/>ping example.com</text:p>
      <text:p text:style-name="P20"><text:span text:style-name="T21"><text:line-break/></text:span><text:span text:style-name="T22"><text:line-break/></text:span><text:span text:style-name="T23">* if the vm has set with multi-user.target then set it to graphical.target, but don't forget to revert back to multi-user.target</text:span></text:p>
      <text:p text:style-name="P24">systemctl get-default --&gt; to check the running target<text:line-break/>systemctl set-default graphical.target</text:p>
      <text:p text:style-name="P25"><text:span text:style-name="T26"><text:line-break/></text:span><text:span text:style-name="T27">---&gt; mask the ipt</text:span><text:span text:style-name="T28">able servervice before starting exam.</text:span></text:p>
      <text:p text:style-name="P29">systemctl mask iptables.service<text:line-break/>systemctl mask ip6tables.service</text:p>
      <text:p text:style-name="P30"><text:span text:style-name="T31"><text:line-break/></text:span><text:span text:style-name="T32"><text:line-break/></text:span><text:span text:style-name="T33"><text:line-break/></text:span><text:span text:style-name="T34">1)<text:s/></text:span><text:span text:style-name="T35">Configure</text:span><text:span text:style-name="T36"><text:s/>Selinux</text:span><text:span text:style-name="T37"><text:line-break/></text:span><text:span text:style-name="T38"><text:line-break/></text:span><text:span text:style-name="T39">The machine should be running enforcing mode</text:span></text:p>
      <text:p text:style-name="P40">vim /etc/selinux/config</text:p>
      <text:p text:style-name="P41"><text:line-break/>Change this</text:p>
      <text:p text:style-name="P42">SELINUX=enforcing</text:p>
      <text:soft-page-break/>
      <text:p text:style-name="P43"><text:span text:style-name="T44"><text:line-break/></text:span><text:span text:style-name="T45">Don't forget to Reboot it,<text:s/></text:span><text:span text:style-name="T46">so that I'll take affect</text:span><text:span text:style-name="T47"><text:line-break/></text:span><text:span text:style-name="T48"><text:line-break/></text:span><text:span text:style-name="T49">2)<text:s/></text:span><text:span text:style-name="T50">C</text:span><text:span text:style-name="T51">reate a new 100MB Physical partition mounted under /gluster</text:span><text:span text:style-name="T52"><text:line-break/></text:span><text:span text:style-name="T53">(Note because partition sizes are seldom exactly what is specified when they are created,<text:s/></text:span><text:span text:style-name="T54">anything</text:span><text:span text:style-name="T55"><text:s/>within the range of 70MB to 120MB is acceptable)</text:span></text:p>
      <text:p text:style-name="P56"><text:span text:style-name="T57">fdisk /dev/vdb --</text:span><text:span text:style-name="T58">--- &gt; Create the Partition of 100M</text:span><text:span text:style-name="T59"><text:line-break/></text:span><text:span text:style-name="T60">partx /dev/vdb</text:span><text:span text:style-name="T61"><text:line-break/></text:span><text:span text:style-name="T62">mkfs.ext4 /dev/vdb2 ------&gt; Make a filesystem on it</text:span><text:span text:style-name="T63"><text:line-break/></text:span><text:span text:style-name="T64">mkdir -p /gluster -----&gt; Create Directory to mount on it</text:span><text:span text:style-name="T65"><text:line-break/></text:span><text:span text:style-name="T66">blkid ------&gt; Get the UUID of it</text:span><text:span text:style-name="T67"><text:line-break/></text:span><text:span text:style-name="T68">vim /etc/fstab --------&gt; Create the mount point inside the fstab</text:span><text:span text:style-name="T69"><text:line-break/></text:span><text:span text:style-name="T70"><text:line-break/></text:span><text:span text:style-name="T71">UUID=c3ac5a96-80a9-44c3-b51e-9531e9ed9f08 /gluster ext4 defaults 0 0</text:span><text:span text:style-name="T72"><text:line-break/></text:span><text:span text:style-name="T73"><text:line-break/></text:span><text:span text:style-name="T74">mount -a ------&gt; Mount it</text:span><text:span text:style-name="T75"><text:line-break/></text:span><text:span text:style-name="T76">df -hT ----&gt; verify it is mounted</text:span><text:span text:style-name="T77"><text:s/></text:span></text:p>
      <text:p text:style-name="P78"><text:span text:style-name="T79"><text:line-break/></text:span><text:span text:style-name="T80">3)<text:s/></text:span><text:span text:style-name="T81">Create</text:span><text:span text:style-name="T82"><text:s/>a new 150MB swap partition f/s.</text:span><text:span text:style-name="T83"><text:line-break/></text:span><text:span text:style-name="T84">(Note because partition sizes are seldom exactly what is specified when they are</text:span><text:span text:style-name="T85"><text:s/>created,</text:span><text:span text:style-name="T86"><text:line-break/></text:span><text:span text:style-name="T87">anything</text:span><text:span text:style-name="T88"><text:s/>within the range of 130MB to 170MB is acceptable)</text:span></text:p>
      <text:p text:style-name="P89"><text:span text:style-name="T90">fdisk /dev/vdb ----- &gt; Create the Partition of 150M and set it</text:span><text:span text:style-name="T91">s type 82 (which set its the swap type partition)</text:span><text:span text:style-name="T92"><text:line-break/></text:span><text:span text:style-name="T93">partx /dev/vdb --- If you didn't get the partition, just reboot the syste</text:span><text:span text:style-name="T94">m, don't get panic</text:span><text:span text:style-name="T95"><text:line-break/></text:span><text:span text:style-name="T96">mkswap /dev/vdb3 ---&gt; Make the swap on newly created Partition</text:span><text:span text:style-name="T97"><text:line-break/></text:span><text:span text:style-name="T98">swapon /dev/vdb3</text:span><text:span text:style-name="T99"><text:line-break/></text:span><text:span text:style-name="T100">swapon -a</text:span><text:span text:style-name="T101"><text:line-break/></text:span><text:span text:style-name="T102"><text:line-break/></text:span><text:span text:style-name="T103">vim /etc/fstab --------&gt; Create the mount point inside the fstab</text:span><text:span text:style-name="T104"><text:line-break/></text:span><text:span text:style-name="T105"><text:line-break/></text:span><text:span text:style-name="T106">UUID=4f3e868d-c885-4e1f-b069-d56ba443a9b6 swap swap defaults 0 0</text:span><text:span text:style-name="T107"><text:line-break/></text:span><text:span text:style-name="T108"><text:line-break/></text:span><text:span text:style-name="T109">Verify:</text:span><text:span text:style-name="T110"><text:line-break/></text:span><text:span text:style-name="T111"><text:line-break/></text:span><text:span text:style-name="T112">free<text:s/></text:span><text:span text:style-name="T113">-m</text:span><text:span text:style-name="T114"><text:line-break/></text:span><text:span text:style-name="T115">swapon -s</text:span></text:p>
      <text:p text:style-name="P116"><text:span text:style-name="T117"><text:line-break/></text:span><text:span text:style-name="T118"><text:line-break/></text:span><text:span text:style-name="T119">4)<text:s/></text:span><text:span text:style-name="T120">Create</text:span><text:span text:style-name="T121"><text:s/>a repository for<text:s/></text:span><text:a office:title="External link" xlink:href="http://content.example.com/rhel7.0/x86_64/dvd" office:target-frame-name="_top" xlink:show="replace"><text:span text:style-name="T122">http://content.example.com/rhel7.0/x86_64/dvd</text:span></text:a></text:p>
      <text:p text:style-name="P123">vim /etc/yum.repos.d/rhcsa.repo<text:line-break/><text:line-break/>[localrepo]</text:p>
      <text:p text:style-name="P124">name = Local Repo for RHCSA exam</text:p>
      <text:p text:style-name="P125">baseurl = http://content.example.com/rhel7.0/x86_64/dvd</text:p>
      <text:p text:style-name="P126">gpgcheck = 0<text:line-break/>enabled = 1 </text:p>
      <text:p text:style-name="P127"><text:line-break/><text:line-break/>Test:</text:p>
      <text:p text:style-name="P128">yum clean all<text:line-break/>yum list all<text:line-break/>yum repolist</text:p>
      <text:p text:style-name="P129"><text:span text:style-name="T130"><text:line-break/></text:span><text:span text:style-name="T131">5) create the following user, groups, and group memberships:</text:span><text:span text:style-name="T132"><text:line-break/></text:span><text:span text:style-name="T133"><text:line-break/></text:span><text:span text:style-name="T134">--&gt; A group named sysgrp</text:span><text:span text:style-name="T135"><text:line-break/></text:span><text:soft-page-break/><text:span text:style-name="T136">--&gt; A user andrew who belongs to<text:s/></text:span><text:span text:style-name="T137">sysgrp as a secondary group</text:span><text:span text:style-name="T138"><text:line-break/></text:span><text:span text:style-name="T139">--&gt; A user susan also belongs to sysgrp as a secondary group</text:span><text:span text:style-name="T140"><text:line-break/></text:span><text:span text:style-name="T141">--&gt; A user sarah who does not have access to an interactive shell on system and who not a member of sysgrp</text:span><text:span text:style-name="T142"><text:line-break/></text:span><text:span text:style-name="T143">--&gt; susan,sarah, andrew password = "Postroll"</text:span></text:p>
      <text:p text:style-name="P144">groupadd sysgrp<text:line-break/>useradd andrew<text:line-break/>useradd susan<text:line-break/>useradd -s /sbin/nologin sarah<text:line-break/>usermod -aG sysgrp andrew<text:line-break/>usermod -aG sysgrp susan</text:p>
      <text:p text:style-name="P145"><text:line-break/>Verification:</text:p>
      <text:p text:style-name="P146"><text:span text:style-name="T147"># id andrew</text:span><text:span text:style-name="T148"><text:line-break/></text:span><text:span text:style-name="T149">uid=1002(andrew) gid=1003(andrew) groups=1003(andrew),1002(sysgrp)</text:span><text:span text:style-name="T150"><text:line-break/></text:span><text:span text:style-name="T151"># id susan</text:span><text:span text:style-name="T152"><text:line-break/></text:span><text:span text:style-name="T153">uid=1003(susan) gid=1004(susan) groups</text:span><text:span text:style-name="T154">=1004(susan),1002(sysgrp)</text:span><text:span text:style-name="T155"><text:line-break/></text:span><text:span text:style-name="T156"># su - sarah</text:span><text:span text:style-name="T157"><text:line-break/></text:span><text:span text:style-name="T158">This account is currently not available.</text:span></text:p>
      <text:p text:style-name="P159"><text:span text:style-name="T160"><text:line-break/></text:span><text:span text:style-name="T161">6)<text:s/></text:span><text:span text:style-name="T162">Create</text:span><text:span text:style-name="T163"><text:s/>a collaborative directory /redhat/sysgrp with the following characteristics:</text:span><text:span text:style-name="T164"><text:line-break/></text:span><text:span text:style-name="T165">--&gt; Group ownership of /redhat/sysgrp is sysgrp</text:span><text:span text:style-name="T166"><text:line-break/></text:span><text:span text:style-name="T167">--&gt; The directory should be readable, wr</text:span><text:span text:style-name="T168">itable, and accessible to members of sysgrp,</text:span><text:span text:style-name="T169"><text:line-break/></text:span><text:span text:style-name="T170">but not to any other user.</text:span><text:span text:style-name="T171"><text:line-break/></text:span><text:span text:style-name="T172">(It is understood that root has access to all files and directories on the system.</text:span><text:span text:style-name="T173"><text:line-break/></text:span><text:span text:style-name="T174">--&gt; Files created in /redhat/sysgrp automatically have group ownership set to the sysgrp group</text:span></text:p>
      <text:p text:style-name="P175">mkdir<text:s/>-p /redhat/sysgrp<text:line-break/>chgrp sysgrp /redhat/sysgrp<text:line-break/>chmod 2770 /redhat/sysgrp</text:p>
      <text:p text:style-name="P176"><text:line-break/>Verification:</text:p>
      <text:p text:style-name="P177"><text:span text:style-name="T178"># ls -ld /redhat/sysgrp</text:span><text:span text:style-name="T179"><text:line-break/></text:span><text:span text:style-name="T180">drwxrws---. 2 root sysgrp 6 Jun 15 23:21 /redhat/sysgrp</text:span></text:p>
      <text:p text:style-name="P181"><text:span text:style-name="T182"><text:line-break/></text:span><text:span text:style-name="T183">7) Install the appropriate kernel update from<text:s/></text:span><text:a office:title="External link" xlink:href="http://content.example.com/rhel7.0/x86_64/errata" office:target-frame-name="_top" xlink:show="replace"><text:span text:style-name="T184">http://content.example.com/rhel7.0/x86_64/errata</text:span></text:a><text:span text:style-name="T185"><text:line-break/></text:span><text:span text:style-name="T186">   The following criteria must also be met:</text:span><text:span text:style-name="T187"><text:line-break/></text:span><text:span text:style-name="T188">   --&gt;The updated kernel is the default kernel when the system rebooted.</text:span><text:span text:style-name="T189"><text:line-break/></text:span><text:span text:style-name="T190">   --&gt;The original kernel remains available and</text:span><text:span text:style-name="T191"><text:s/>bootable on the system</text:span></text:p>
      <text:p text:style-name="P192">vim /etc/yum.repos.d/rhcsa.repo<text:line-break/><text:line-break/>[kernelrepo]<text:line-break/>name = Local Repo for Kernel<text:line-break/>baseurl = [url="http://content.example.com/rhel7.0/x86_64/errata"]http://content.example.com/rhel7.0/x86_64/errata[/url]<text:line-break/>gpgcheck = 0<text:line-break/>enabled = 1</text:p>
      <text:p text:style-name="P193"/>
      <text:p text:style-name="P194">yum repolist</text:p>
      <text:p text:style-name="P195"><text:span text:style-name="T196"><text:line-break/></text:span><text:span text:style-name="T197">Run this command before installing the kernel</text:span></text:p>
      <text:p text:style-name="P198">uname -rms<text:line-break/>Linux 3.10.0-123.el7.x86_64 x86_64</text:p>
      <text:p text:style-name="P199"><text:span text:style-name="T200"><text:line-break/></text:span><text:span text:style-name="T201">Install the kernel</text:span></text:p>
      <text:p text:style-name="P202">yum install kernel</text:p>
      <text:soft-page-break/>
      <text:p text:style-name="P203"><text:span text:style-name="T204"><text:line-break/></text:span><text:span text:style-name="T205">After Kernel installation, reboot the system and run this command again</text:span></text:p>
      <text:p text:style-name="P206"># uname -rms<text:line-break/>Linux 3.10.0-123.1.2.el7.x86_64<text:s/>x86_64</text:p>
      <text:p text:style-name="P207"><text:span text:style-name="T208"><text:line-break/></text:span><text:span text:style-name="T209">8) Enable IP forwarding on your machine</text:span></text:p>
      <text:p text:style-name="P210">vim /etc/sysctl.conf<text:line-break/><text:line-break/>net.ipv4.ip_forward = 1</text:p>
      <text:p text:style-name="P211"><text:span text:style-name="T212"><text:line-break/></text:span><text:span text:style-name="T213">Enable it using:</text:span></text:p>
      <text:p text:style-name="P214">sysctl -p</text:p>
      <text:p text:style-name="P215"><text:span text:style-name="T216"><text:line-break/></text:span><text:span text:style-name="T217">9) The user andrew must configure a cron job that runs daily at 14:23 local time and executes - /bin/echo hiya</text:span></text:p>
      <text:p text:style-name="P218">yum install cronie<text:line-break/><text:line-break/>systemctl enable crond<text:line-break/>systemctl start crond<text:line-break/>crontab -eu andrew<text:line-break/><text:line-break/>23 14 * * * /bin/echo hiya</text:p>
      <text:p text:style-name="P219">Verification:</text:p>
      <text:p text:style-name="P220"><text:span text:style-name="T221">crontab -el andrew</text:span></text:p>
      <text:p text:style-name="P222"><text:span text:style-name="T223"><text:line-break/></text:span><text:span text:style-name="T224">10) Bind with LDAP used provided by classroom.example.com for user authentication.</text:span><text:span text:style-name="T225"><text:line-break/></text:span><text:span text:style-name="T226">Note the following:-</text:span><text:span text:style-name="T227"><text:line-break/></text:span><text:span text:style-name="T228">--&gt; The LDAP search base DN<text:s/></text:span><text:span text:style-name="T229">is dc=example,dc=com</text:span><text:span text:style-name="T230"><text:line-break/></text:span><text:span text:style-name="T231">--&gt; The LDAP certificate file is</text:span><text:span text:style-name="T232"><text:line-break/></text:span><text:a office:title="External link" xlink:href="http://classroom.example.com/pub/EXAMPLE-CA-CERT" office:target-frame-name="_top" xlink:show="replace"><text:span text:style-name="T233">http://classroom.example.com/pub/EXAMPLE-CA-CERT</text:span></text:a><text:span text:style-name="T234"><text:line-break/></text:span><text:span text:style-name="T235">--&gt;ldapuserX should be able to log into your system, whereX is your<text:s/></text:span><text:span text:style-name="T236">ServerX ((hint:where X is your domain number),</text:span><text:span text:style-name="T237"><text:line-break/></text:span><text:span text:style-name="T238">but will not have a home directory, until you have completed the autofs requirement,below all LDAP users have password of "password"</text:span></text:p>
      <text:p text:style-name="P239">yum install authconfig-gtk sssd krb5-workstation<text:line-break/><text:line-break/>#autoconfig-gtk ---------------------------&gt; Fill the information<text:line-break/><text:line-break/>systemctl start sssd<text:line-break/>systemctl enable sssd</text:p>
      <text:p text:style-name="P240"><text:line-break/>Verification:</text:p>
      <text:p text:style-name="P241"># getent passwd ldapuser9<text:line-break/>ldapuser9:*:1709:1709:LDAP Test User 9:/home/guests/ldapuser9:/bin/bash<text:line-break/><text:line-break/>#ssh ldapuser9@localhost</text:p>
      <text:p text:style-name="P242"><text:span text:style-name="T243"><text:line-break/></text:span><text:span text:style-name="T244">11)<text:s/></text:span><text:span text:style-name="T245">Configure</text:span><text:span text:style-name="T246"><text:s/>autofs to automoun</text:span><text:span text:style-name="T247">t the home directories of LDAP users,</text:span><text:span text:style-name="T248"><text:line-break/></text:span><text:span text:style-name="T249">Note the following:</text:span><text:span text:style-name="T250"><text:line-break/></text:span><text:span text:style-name="T251">--&gt;classroom.example.com (172.25.254.254), NFS-exports /home/guests to your system, whereX is your server Number.</text:span><text:span text:style-name="T252"><text:line-break/></text:span><text:span text:style-name="T253">--&gt;LDAP userX's home directory is classroom.example.com:/home/guests/ldapuserX</text:span><text:span text:style-name="T254"><text:line-break/></text:span><text:span text:style-name="T255">--&gt;Ld</text:span><text:span text:style-name="T256">apuserX's home directory should be automounted locally beneath /home as /home/guests/ldapuserX</text:span><text:span text:style-name="T257"><text:line-break/></text:span><text:span text:style-name="T258">--&gt;home directories must be writable by their users</text:span><text:span text:style-name="T259"><text:line-break/></text:span><text:span text:style-name="T260">--&gt;while you are able to login as any of the users ldapuser1 through ldapuser20 the<text:s/></text:span><text:soft-page-break/><text:span text:style-name="T261">only home directory that<text:s/></text:span><text:span text:style-name="T262">is accessible from</text:span><text:span text:style-name="T263"><text:line-break/></text:span><text:span text:style-name="T264">   your system is ldapuserX.</text:span><text:span text:style-name="T265"><text:line-break/></text:span><text:span text:style-name="T266">Example:- classroom.example.com would configure the automaster such that ldapuser100's home directory /home/guests/ldapuserX gets mounted automatically upon login. The NFS share would be classroom.example.com</text:span><text:span text:style-name="T267">:/home/guests/ldapuser100</text:span></text:p>
      <text:p text:style-name="P268">yum install autofs<text:line-break/><text:line-break/>vim /etc/auto.master.d/home.autofs<text:line-break/><text:line-break/>/home/guests /etc/auto.home<text:line-break/><text:line-break/>vim /etc/auto.home<text:line-break/><text:line-break/>ldapuser9 -rw,sync classroom.example.com:/home/guests/&amp;<text:line-break/><text:line-break/>systemctl enable autofs<text:line-break/>systemctl start autofs</text:p>
      <text:p text:style-name="P269"><text:line-break/>Verification:</text:p>
      <text:p text:style-name="P270">#ssh ldapuser9@localhost<text:line-break/><text:line-break/>[ldapuser9@server9 ~]$ df -h<text:line-break/>Filesystem                                                                      Size Used Avail Use% Mounted on<text:line-break/>/dev/vda1                                                                        10G 3.4G 6.7G<text:s/>34% /<text:line-break/>devtmpfs                                                                         901M    0 901M 0% /dev<text:line-break/>tmpfs                                                                            921M    0 921M 0% /dev/shm<text:line-break/>tmpfs                                <text:s/>                                           921M 17M 904M 2% /run<text:line-break/>tmpfs                                                                            921M    0 921M 0% /sys/fs/cgroup<text:line-break/>/dev/vdb2                                                                    <text:s/>   93M 1.6M 85M 2% /gluster<text:line-break/>classroom.example.com:/home/guests/ldapuser9 10G 3.4G 6.7G 34% /home/guests/ldapuser9 --------&gt; This line should be present</text:p>
      <text:p text:style-name="P271"><text:span text:style-name="T272"><text:line-break/></text:span><text:span text:style-name="T273">12) Configure your system so that it is an NTP client of classroom.example.com</text:span></text:p>
      <text:p text:style-name="P274">yum install chrony<text:line-break/><text:line-break/>vim<text:s/>/etc/chrony.conf<text:line-break/><text:line-break/>server classroom.example.com iburst<text:line-break/><text:line-break/>systemctl restart chronyd<text:line-break/>systemctl enable chronyd</text:p>
      <text:p text:style-name="P275"><text:line-break/>Verification:</text:p>
      <text:p text:style-name="P276">chronyc sources -V --&gt; to check the reach level</text:p>
      <text:p text:style-name="P277"><text:span text:style-name="T278"><text:line-break/></text:span><text:span text:style-name="T279">13) copy the file /etc/fstab to /var/tmp</text:span><text:span text:style-name="T280"><text:line-break/></text:span><text:span text:style-name="T281">configure the permission of /var/tmp/fstab s</text:span><text:span text:style-name="T282">o that</text:span><text:span text:style-name="T283"><text:line-break/></text:span><text:span text:style-name="T284">the file /var/tmp/fstab is owned by the root user, belongs to the group root</text:span><text:span text:style-name="T285"><text:line-break/></text:span><text:span text:style-name="T286">should not be executable by anyone.</text:span><text:span text:style-name="T287"><text:line-break/></text:span><text:span text:style-name="T288">   The user andrew is able to read &amp; write /var/tmp/fstab</text:span><text:span text:style-name="T289"><text:line-break/></text:span><text:span text:style-name="T290">   The user susan can neither write nor read /var/tmp/fstab</text:span><text:span text:style-name="T291"><text:line-break/></text:span><text:span text:style-name="T292">   All other users</text:span><text:span text:style-name="T293"><text:s/>(current or future) have the ability to read /var/tmp/fstab.</text:span></text:p>
      <text:soft-page-break/>
      <text:p text:style-name="P294">cp /etc/fstab /var/tmp/<text:line-break/>chown root:root /var/tmp/fstab<text:line-break/>setfacl -m u:andrew:rw- /var/tmp/fstab<text:line-break/>setfacl -m u:susan:--- /var/tmp/fstab</text:p>
      <text:p text:style-name="P295"><text:line-break/>Verification:</text:p>
      <text:p text:style-name="P296"><text:span text:style-name="T297">getfacl /var/tmp/fstab</text:span><text:span text:style-name="T298"><text:line-break/></text:span><text:span text:style-name="T299"><text:line-break/></text:span><text:span text:style-name="T300"># su - andrew</text:span><text:span text:style-name="T301"><text:line-break/></text:span><text:span text:style-name="T302">[andrew@server9 ~]$ vim /var/tmp/fstab ----&gt; Try to write anything to the file and it should be successful</text:span><text:span text:style-name="T303"><text:line-break/></text:span><text:span text:style-name="T304">[andrew@server9 ~]$ exit</text:span><text:span text:style-name="T305"><text:line-break/></text:span><text:span text:style-name="T306">logout</text:span><text:span text:style-name="T307"><text:line-break/></text:span><text:span text:style-name="T308"><text:line-break/></text:span><text:span text:style-name="T309"># su - susan</text:span><text:span text:style-name="T310"><text:line-break/></text:span><text:span text:style-name="T311">[susan@server9 ~]$ cat /var/tmp/fstab</text:span><text:span text:style-name="T312"><text:line-break/></text:span><text:span text:style-name="T313">cat: /var/tmp/fstab: Permission denied -----&gt; It should show this</text:span><text:span text:style-name="T314"><text:s/>error</text:span><text:span text:style-name="T315"><text:line-break/></text:span><text:span text:style-name="T316">[susan@server9 ~]$ exit</text:span><text:span text:style-name="T317"><text:line-break/></text:span><text:span text:style-name="T318">logout</text:span></text:p>
      <text:p text:style-name="P319"><text:span text:style-name="T320"><text:line-break/></text:span><text:span text:style-name="T321">14) Resize the logical volume, logical-data and it filesystem to 400MB.</text:span><text:span text:style-name="T322"><text:line-break/></text:span><text:span text:style-name="T323">Make sure that the filesystem contents remain intact.</text:span><text:span text:style-name="T324"><text:line-break/></text:span><text:span text:style-name="T325">(Note: partitions are seldom exactly  the size requested, so anything within the range of 3</text:span><text:span text:style-name="T326">70MB to 430MB is acceptable)</text:span></text:p>
      <text:p text:style-name="P327">df -Th -------&gt; get the mount point of it</text:p>
      <text:p text:style-name="P328"/>
      <text:p text:style-name="P329">umount /datasource<text:line-break/>e2fsck f /dev/datacontainer/datacopy<text:line-break/>resize2fs /dev/datacontainer/datacopy 400M<text:line-break/>lvreduce L 400M /dev/datacontainer/datacopy<text:line-break/>mount a</text:p>
      <text:p text:style-name="P330"><text:span text:style-name="T331"><text:line-break/></text:span><text:span text:style-name="T332">15) Add the user talusan with<text:s/></text:span><text:span text:style-name="T333">userid 2985</text:span></text:p>
      <text:p text:style-name="P334">useradd -u 2985 talusan</text:p>
      <text:p text:style-name="P335"><text:line-break/>Verification:</text:p>
      <text:p text:style-name="P336"><text:span text:style-name="T337"># id talusan</text:span><text:span text:style-name="T338"><text:line-break/></text:span><text:span text:style-name="T339">uid=2985(talusan) gid=2985(talusan) groups=2985(talusan)</text:span></text:p>
      <text:p text:style-name="P340"><text:span text:style-name="T341"><text:line-break/></text:span><text:span text:style-name="T342">16) F</text:span><text:span text:style-name="T343">ind the file which owned by user julice and copy the file into /root/findresults directory.</text:span></text:p>
      <text:p text:style-name="P344">mkdir -p /root/findresults<text:line-break/><text:line-break/>find / -user<text:s/>julice -exec cp -rfp {} /root/findresults/ \;</text:p>
      <text:p text:style-name="P345"><text:span text:style-name="T346"><text:line-break/></text:span><text:span text:style-name="T347">1</text:span><text:span text:style-name="T348">7</text:span><text:span text:style-name="T349">) create a new physical volume, create a new volume group in the name of datacontainer, vg extent is 16.00MB</text:span><text:span text:style-name="T350"><text:line-break/></text:span><text:span text:style-name="T351">create a new logical volume in the name of datacopy with the size of 50 extents and file system mu</text:span><text:span text:style-name="T352">st vfat then</text:span><text:span text:style-name="T353"><text:line-break/></text:span><text:span text:style-name="T354">mount it under /datasource</text:span></text:p>
      <text:p text:style-name="P355">fdisk /dev/vdb ----- &gt; Create the Partition of 802M[ (16*50) + 2 ] and set it's type 8e (which is LVM type)<text:line-break/>partx /dev/vdb --- If you didn't get the partition, just reboot the system, don't get panic<text:line-break/>pvcreate /dev/vdb5<text:line-break/>vgcreate -s 16M datacontainer /dev/vdb5<text:line-break/>vgdisplay -----&gt; Check the vg extent size, its should be this (PE Size<text:s/><text:soft-page-break/>16.00 MiB)<text:line-break/>lvcreate -l 50 -n datacopy datacontainer<text:line-break/>lvdisplay ------------&gt; Check the size of extents and it should be(Current LE 50)<text:line-break/>mkfs.vfat /dev/datacontainer/datacopy ------&gt; Make a filesystem on it<text:line-break/><text:line-break/>mkdir -p /gluster -----&gt; Create Directory to mount on it<text:line-break/>blkid /dev/datacontainer/datacopy -----&gt; get the UUID of /dev/datacontainer/datacopy<text:line-break/>vim /etc/fstab --------&gt; Create the mount point inside the fstab<text:line-break/><text:line-break/>UUID=C553-2BF5 /datasource vfat defaults 0 0<text:line-break/><text:line-break/>mount -a</text:p>
      <text:p text:style-name="P356">Verification:</text:p>
      <text:p text:style-name="P357">df -hT ----&gt; verify it is mounted</text:p>
      <text:p text:style-name="P358"><text:span text:style-name="T359"><text:line-break/></text:span><text:span text:style-name="T360"><text:line-break/></text:span><text:span text:style-name="T361">18</text:span><text:span text:style-name="T362">) create an archive file /root/local.tgz for /usr/local. it should be compressed by gzip.</text:span></text:p>
      <text:p text:style-name="P363">tar -cvzf /root/local.tgz /usr/local</text:p>
      <text:p text:style-name="P364"><text:span text:style-name="T365"><text:line-break/></text:span><text:span text:style-name="T366">1</text:span><text:span text:style-name="T367">9</text:span><text:span text:style-name="T368">) se</text:span><text:span text:style-name="T369">arch the string sarah in the /etc/passwd file and save the output in /root/lines</text:span></text:p>
      <text:p text:style-name="P370">grep sarah /etc/passwd &gt; /root/lines<text:line-break/><text:line-break/># cat lines<text:line-break/>sarah:x:1004:1005::/home/sarah:/sbin/nologin</text:p>
      <text:p text:style-name="P3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co Capac</meta:initial-creator>
    <dc:creator>Lopez Martin, Alberto</dc:creator>
    <meta:creation-date>2017-04-05T08:11:00Z</meta:creation-date>
    <dc:date>2017-06-29T14:58:00Z</dc:date>
    <meta:template xlink:href="Normal.dotm" xlink:type="simple"/>
    <meta:editing-cycles>6</meta:editing-cycles>
    <meta:editing-duration>PT48840S</meta:editing-duration>
    <meta:document-statistic meta:page-count="7" meta:paragraph-count="24" meta:word-count="1863" meta:character-count="12087" meta:row-count="85" meta:non-whitespace-character-count="10248"/>
  </office:meta>
</office:document-meta>
</file>